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1" office:value-type="string" calcext:value-type="string">
            <text:p>WARSZAWSKA SPÓŁDZIELNIA MIESZKANIOWA</text:p>
          </table:table-cell>
          <table:table-cell table:style-name="ce1" office:value-type="float" office:value="74605" calcext:value-type="float">
            <text:p>74605</text:p>
          </table:table-cell>
          <table:table-cell table:number-columns-repeated="2"/>
          <table:table-cell table:style-name="ce1" office:value-type="string" calcext:value-type="string">
            <text:p>UL. ELBLĄSKA 14</text:p>
          </table:table-cell>
          <table:table-cell table:style-name="ce1" office:value-type="string" calcext:value-type="string">
            <text:p>01-73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1" office:value-type="float" office:value="135181" calcext:value-type="float">
            <text:p>135181</text:p>
          </table:table-cell>
          <table:table-cell table:number-columns-repeated="2"/>
          <table:table-cell table:style-name="ce1" office:value-type="string" calcext:value-type="string">
            <text:p>UL. KORZONA 111</text:p>
          </table:table-cell>
          <table:table-cell table:style-name="ce1" office:value-type="string" calcext:value-type="string">
            <text:p>03-571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  <table:table-row table:style-name="ro1">
          <table:table-cell table:style-name="ce1" office:value-type="string" calcext:value-type="string">
            <text:p>SPÓŁDZIELNIA MIESZKANIOWO-BUDOWLANA "IMIELIN"</text:p>
          </table:table-cell>
          <table:table-cell table:style-name="ce1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2022-02-07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table:style-name="ce1" office:value-type="string" calcext:value-type="string">
            <text:p>SPÓŁDZIELNIA MIESZKANIOWA "NA SKRAJU" </text:p>
          </table:table-cell>
          <table:table-cell table:style-name="ce1" office:value-type="float" office:value="5774" calcext:value-type="float">
            <text:p>5774</text:p>
          </table:table-cell>
          <table:table-cell table:number-columns-repeated="2"/>
          <table:table-cell table:style-name="ce1"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2" office:value-type="string" calcext:value-type="string">
            <text:p>2021-04-04</text:p>
          </table:table-cell>
          <table:table-cell office:value-type="float" office:value="52.1482" calcext:value-type="float">
            <text:p>52.1482</text:p>
          </table:table-cell>
          <table:table-cell office:value-type="float" office:value="21.055" calcext:value-type="float">
            <text:p>21.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18T22:26:03.878203030</dc:date>
    <meta:editing-duration>PT21M57S</meta:editing-duration>
    <meta:editing-cycles>5</meta:editing-cycles>
    <meta:generator>LibreOffice/7.3.7.2$Linux_X86_64 LibreOffice_project/30$Build-2</meta:generator>
    <meta:document-statistic meta:table-count="1" meta:cell-count="95" meta:object-count="0"/>
  </office:meta>
</office:document-meta>
</file>